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</text:p>
      <text:p text:style-name="Standard"/>
      <text:p text:style-name="P2">modifiers</text:p>
      <text:p text:style-name="Standard">private, <text:tab/>default (package private), <text:tab/>protected, <text:tab/><text:tab/><text:tab/><text:tab/>public</text:p>
      <text:p text:style-name="Standard">same class, <text:tab/>same package, <text:tab/><text:tab/>superclass <text:s/>in a different package, <text:tab/>different package</text:p>
      <text:p text:style-name="Standard"/>
      <text:p text:style-name="P2">The equals():</text:p>
      <text:p text:style-name="Standard">reflexive: non‐null reference value x, x.equals(x) should return true.</text:p>
      <text:p text:style-name="Standard">symmetric: non‐null reference values xand y, x.equals(y) should return trueif and only if y.equals(x)returns true.</text:p>
      <text:p text:style-name="Standard">transitive: non‐null reference values x, y, and z, if x.equals(y) returns trueand y.equals(z)returns true, then x.equals(z)should return true.</text:p>
      <text:p text:style-name="Standard">consistent: non‐null reference values x and y, multiple invocations of x.equals(y) consistently return true or consistently return false, provided no information used in equals comparisons on the objects is modified.</text:p>
      <text:p text:style-name="Standard">non‐null reference value x, x.equals(null)should return false</text:p>
      <text:p text:style-name="Standard"/>
      <text:p text:style-name="P2">Inner classes</text:p>
      <text:p text:style-name="Standard"><text:tab/><text:tab/><text:tab/><text:tab/>Member inner | Local inner <text:tab/>| Anonymous inner <text:tab/>| Static nested</text:p>
      <text:p text:style-name="Standard">Access modifiers allowed<text:tab/>public,<text:tab/><text:tab/> <text:s/>none<text:tab/><text:tab/> <text:s/>none<text:tab/><text:tab/><text:tab/> <text:s/>public,<text:line-break/><text:tab/><text:tab/><text:tab/><text:tab/>protected,<text:tab/><text:tab/><text:tab/><text:tab/><text:tab/><text:tab/> <text:s/>protected,</text:p>
      <text:p text:style-name="Standard"><text:tab/><text:tab/><text:tab/><text:tab/>private, <text:tab/><text:tab/><text:tab/><text:tab/><text:tab/><text:tab/> <text:s/>private,</text:p>
      <text:p text:style-name="Standard"><text:tab/><text:tab/><text:tab/><text:tab/>default <text:tab/><text:tab/><text:tab/><text:tab/><text:tab/><text:tab/> <text:s/>default</text:p>
      <text:p text:style-name="Standard">Can extend any class and <text:tab/>Yes<text:tab/><text:tab/> <text:s/>Yes<text:tab/><text:tab/>must one interface<text:tab/> <text:s/>Yes</text:p>
      <text:p text:style-name="Standard">any interface<text:tab/><text:tab/><text:tab/><text:tab/><text:tab/><text:tab/><text:tab/>or one superclass</text:p>
      <text:p text:style-name="Standard">Can be abstract<text:tab/><text:tab/>Yes<text:tab/><text:tab/> <text:s/>Yes<text:tab/><text:tab/>N/A<text:tab/><text:tab/><text:tab/> <text:s/>Yes</text:p>
      <text:p text:style-name="Standard">Can be final <text:tab/><text:tab/><text:tab/>Yes <text:tab/><text:tab/> <text:s/>Yes <text:tab/><text:tab/>N/A<text:tab/><text:tab/><text:tab/> <text:s/>Yes</text:p>
      <text:p text:style-name="Standard">Can access instance <text:tab/><text:tab/>Yes<text:tab/><text:tab/> <text:s/>Yes<text:tab/><text:tab/>Yes<text:tab/><text:tab/><text:tab/> <text:s/>No</text:p>
      <text:p text:style-name="Standard">Can access local variables<text:tab/>No<text:tab/><text:tab/> <text:s/>Yes if final<text:tab/>Yes if they are finel<text:tab/> <text:s/>No</text:p>
      <text:p text:style-name="Standard">of enclosing class</text:p>
      <text:p text:style-name="Standard">Can declare static methods<text:tab/>No <text:tab/><text:tab/> <text:s/>No<text:tab/><text:tab/>No<text:tab/><text:tab/><text:tab/> <text:s/>Yes</text:p>
      <text:p text:style-name="Standard"/>
      <text:p text:style-name="Standard">The <text:span text:style-name="T1">instanceof </text:span>keyword compares an object to a class or interface type. It also looks at subclasses and subinterfaces. x instanceof Object returns true unless x is null. If the compiler can determine that there is no way for instanceof to return true, it will generate a compiler error.</text:p>
      <text:p text:style-name="Standard"/>
      <text:p text:style-name="P1">Chapter 2</text:p>
      <text:p text:style-name="P3"/>
      <text:p text:style-name="P3">Functional Interface<text:span text:style-name="T2"> (annotation @FunctionalInterface)</text:span></text:p>
      <text:p text:style-name="P4"/>
      <text:p text:style-name="P3">Lambda Syntax</text:p>
      <text:p text:style-name="P4">a −&gt; a.canHop()</text:p>
      <text:p text:style-name="P4">(Animal a) −&gt; { return a.canHop(); }<text:line-break/>The parentheses () can be omitted if there is exactly one input parameter and the type is not stated.</text:p>
      <text:p text:style-name="P4">Lambda expressions can access static variables, instance variables, effectively final method parameters, and effectively final local variables (same as inner classes).</text:p>
      <text:p text:style-name="P4"/>
      <text:p text:style-name="P3">Predicate<text:span text:style-name="T2"> in java.util.function</text:span></text:p>
      <text:p text:style-name="P4">public interface Predicate&lt;T&gt; {</text:p>
      <text:p text:style-name="P4"><text:s text:c="2"/>public boolean test(T t);</text:p>
      <text:p text:style-name="P4">}</text:p>
      <text:p text:style-name="P4"/>
      <text:p text:style-name="P3">Encapsulation (JavaBeans) convention</text:p>
      <text:p text:style-name="P4">private property (name), public setters (setName), public getters (getName, isName)</text:p>
      <text:p text:style-name="P4"/>
      <text:p text:style-name="P3">Is‐a Relationship<text:line-break/><text:span text:style-name="T2">class A, class B extends A implements C</text:span></text:p>
      <text:p text:style-name="P4">B b = new B()</text:p>
      <text:p text:style-name="P4"><text:soft-page-break/>b Is a B, b Is a A, b Is a C</text:p>
      <text:p text:style-name="P4"/>
      <text:p text:style-name="P3">Has‐a Relationship</text:p>
      <text:p text:style-name="P4">class A, class B { A a = new A()}</text:p>
      <text:p text:style-name="P4">B Has a A</text:p>
      <text:p text:style-name="P4"/>
      <text:p text:style-name="P3">Singleton Pattern</text:p>
      <text:p text:style-name="P4">all constructors in a singleton class are marked private (this makes class implicitly marked final)</text:p>
      <text:p text:style-name="P4">private static variable often named instance</text:p>
      <text:p text:style-name="P4">public static method often named getInstance()</text:p>
      <text:p text:style-name="P4">delay creation of the singleton until the first time the getInstance()method is called - Lazy instantiation:</text:p>
      <text:p text:style-name="P4">public static A getInstance() {</text:p>
      <text:p text:style-name="P4"><text:s text:c="2"/>if(instance == null) {</text:p>
      <text:p text:style-name="P4"><text:s text:c="4"/>synchronized(A.class) {</text:p>
      <text:p text:style-name="P4"><text:s text:c="6"/>if(instance == null) {</text:p>
      <text:p text:style-name="P4"><text:s text:c="8"/>instance = new A();</text:p>
      <text:p text:style-name="P4"><text:s text:c="6"/>}</text:p>
      <text:p text:style-name="P4"><text:s text:c="4"/>}</text:p>
      <text:p text:style-name="P4"><text:s text:c="2"/>}</text:p>
      <text:p text:style-name="P4"><text:s text:c="2"/>return instance;</text:p>
      <text:p text:style-name="P4">}</text:p>
      <text:p text:style-name="P4"/>
      <text:p text:style-name="P3">Immutable Objects</text:p>
      <text:p text:style-name="P4">1. Use a constructor to set all properties of the object. </text:p>
      <text:p text:style-name="P4">2. Mark all of the instance variables private and final. </text:p>
      <text:p text:style-name="P4">3. Don’t define any setter methods. </text:p>
      <text:p text:style-name="P4">4. Don’t allow referenced mutable objects to be modified or accessed directly. </text:p>
      <text:p text:style-name="P4"><text:tab/>- make deep copy of objects in constructor and getters</text:p>
      <text:p text:style-name="P4">5. Prevent methods from being overridden. </text:p>
      <text:p text:style-name="P4"/>
      <text:p text:style-name="P1">Chapter 3</text:p>
      <text:p text:style-name="P3"/>
      <text:p text:style-name="P3">Collections <text:span text:style-name="T2"><text:s/>List, Set, Queue (and Map - not collection)</text:span></text:p>
      <text:p text:style-name="P4">List, Set, Queue - add("a") remove("a") isEmpty() size() contains("a") clear()</text:p>
      <text:p text:style-name="P4"/>
      <text:p text:style-name="P3">List <text:span text:style-name="T2">(interface) - implementations - ArrayList, LinkedList (old Vector, Stack)</text:span></text:p>
      <text:p text:style-name="P4">void add(int index, E element) <text:tab/>Adds element at index and moves the rest toward the end</text:p>
      <text:p text:style-name="P4">E get(int index) <text:tab/><text:tab/><text:tab/>Returns element at index</text:p>
      <text:p text:style-name="P4">int indexOf(Object o) <text:tab/><text:tab/>Returns first matching index or -1if not found</text:p>
      <text:p text:style-name="P4">int lastIndexOf(Object o) <text:tab/><text:tab/>Returns last matching index or -1if not found</text:p>
      <text:p text:style-name="P4">void remove(int index) <text:tab/><text:tab/>Removes element at index and moves the rest toward the front</text:p>
      <text:p text:style-name="P4">E set(int index, E e) <text:tab/><text:tab/><text:tab/>Replaces element at index and returns original</text:p>
      <text:p text:style-name="P4"/>
      <text:p text:style-name="P3">Set<text:span text:style-name="T2"> (interface) - implementations - HashSet, TreeSet</text:span></text:p>
      <text:p text:style-name="P4"/>
      <text:p text:style-name="P3">NavigableSet<text:span text:style-name="T2"> (interface) - implementation - TreeSet</text:span></text:p>
      <text:p text:style-name="P4">E lower(E e) <text:tab/>Returns greatest element that is &lt; e, or nullif no such element</text:p>
      <text:p text:style-name="P4">E floor(E e) <text:tab/>Returns greatest element that is &lt;= e, or nullif no such element</text:p>
      <text:p text:style-name="P4">E ceiling(E e) <text:tab/>Returns smallest element that is &gt;= e, or nullif no such element</text:p>
      <text:p text:style-name="P4">E higher(E e) <text:tab/>Returns smallest element that is &gt; e, or nullif no such element</text:p>
      <text:p text:style-name="P4"/>
      <text:p text:style-name="P3">Queue<text:span text:style-name="T2"> (interface) - implementations - ArrayDeque, LinkedList</text:span></text:p>
      <text:p text:style-name="P4">Method <text:s text:c="2"/><text:tab/><text:tab/>Description <text:s text:c="2"/><text:tab/><text:tab/><text:tab/><text:tab/><text:tab/><text:tab/><text:tab/><text:tab/>For queue <text:s/>For stack</text:p>
      <text:p text:style-name="P4">boolean add(E e) <text:tab/>Adds an element to the back of the queue and returns true or throws an exception Yes No</text:p>
      <text:p text:style-name="P4">E element() <text:tab/><text:tab/>Returns next element or throws an exception if empty queue <text:tab/><text:tab/><text:tab/>Yes No</text:p>
      <text:p text:style-name="P4">boolean offer(E e) <text:tab/>Adds an element to the back of the queue and returns whether successful <text:tab/><text:tab/>Yes No</text:p>
      <text:p text:style-name="P4"><text:soft-page-break/>E remove() <text:tab/><text:tab/>Removes and returns next element or throws an exception if empty queue <text:tab/>Yes No</text:p>
      <text:p text:style-name="P4">void push(E e) <text:tab/>Adds an element to the front of the queue <text:tab/><text:tab/><text:tab/><text:tab/><text:tab/><text:tab/>No Yes</text:p>
      <text:p text:style-name="P4">E poll() <text:tab/><text:tab/>Removes and returns next element or returns null if empty queue <text:tab/><text:tab/><text:tab/>Yes No</text:p>
      <text:p text:style-name="P4">E peek() <text:tab/><text:tab/>Returns next element or returns null if empty queue <text:tab/><text:tab/><text:tab/><text:tab/>Yes Yes</text:p>
      <text:p text:style-name="P4">E pop() <text:tab/><text:tab/>Removes and returns next element or throws an exception if empty queue <text:tab/>No Yes</text:p>
      <text:p text:style-name="P4"/>
      <text:p text:style-name="P3">Map<text:span text:style-name="T2"> (interface) - implementace - HashMap, TreeMap (old Hashtable)</text:span></text:p>
      <text:p text:style-name="P4">void clear() <text:tab/><text:tab/><text:tab/><text:tab/>Removes all keys and values from the map.</text:p>
      <text:p text:style-name="P4">boolean isEmpty() <text:tab/><text:tab/><text:tab/>Returns whether the map is empty.</text:p>
      <text:p text:style-name="P4">int size() <text:tab/><text:tab/><text:tab/><text:tab/>Returns the number of entries (key/value pairs) in the map.</text:p>
      <text:p text:style-name="P4">V get(Object key) <text:tab/><text:tab/><text:tab/>Returns the value mapped by key or nullif none is mapped.</text:p>
      <text:p text:style-name="P4">V put(K key, V value) <text:tab/><text:tab/>Adds or replaces key/value pair. Returns previous value or null.</text:p>
      <text:p text:style-name="P4">V remove(Object key) <text:tab/><text:tab/>Removes and returns value mapped to key. Returns null if none.</text:p>
      <text:p text:style-name="P4">boolean containsKey(Object key) <text:tab/>Returns whether key is in map.</text:p>
      <text:p text:style-name="P4">boolean containsValue(Object)<text:tab/>Returns value is in map.</text:p>
      <text:p text:style-name="P4">Set&lt;K&gt; keySet() <text:tab/><text:tab/><text:tab/>Returns set of all keys.</text:p>
      <text:p text:style-name="P4">Collection&lt;V&gt; values() <text:tab/><text:tab/>Returns Collectionof all values.</text:p>
      <text:p text:style-name="P4">putIfAbssent(K key, V value)</text:p>
      <text:p text:style-name="P4">merge(K key, V value, BiFunction)</text:p>
      <text:p text:style-name="P4"/>
      <text:p text:style-name="P4">TreeMap—no nullkeys</text:p>
      <text:p text:style-name="P4">Hashtable—no nullkeys or values</text:p>
      <text:p text:style-name="P4">TreeSet—no nullelements</text:p>
      <text:p text:style-name="P4">ArrayDeque—no nullelements</text:p>
      <text:p text:style-name="P4"/>
      <text:p text:style-name="P3">Collection methods</text:p>
      <text:p text:style-name="P4">collection.removeIf(Predicate&lt;? super E&gt; filter)</text:p>
      <text:p text:style-name="P4">collection.replaceAll(UnaryOperator&lt;E&gt; o)</text:p>
      <text:p text:style-name="P4">collection.forEach(Consumer&lt;E&gt;);</text:p>
      <text:p text:style-name="P4"/>
      <text:p text:style-name="P3">Arrays</text:p>
      <text:p text:style-name="P4">Arrays.sort({6,9,1,8});</text:p>
      <text:p text:style-name="P4">Arrays.binarySearch({1,6,8,9}, 3));-2 one less than the negated index of where value would need to be inserted</text:p>
      <text:p text:style-name="P4">List&lt;String&gt; list = Arrays.asList({"b", "c"}); <text:tab/>// returns fixed size list</text:p>
      <text:p text:style-name="P4">Collections.binarySearch(list, "a"); // -1</text:p>
      <text:p text:style-name="P4"/>
      <text:p text:style-name="P3">Autoboxing</text:p>
      <text:p text:style-name="P4">boolean<text:tab/>Boolean<text:tab/>new Boolean(true)</text:p>
      <text:p text:style-name="P4">byte <text:s text:c="2"/><text:tab/><text:tab/>Byte <text:s text:c="2"/><text:tab/><text:tab/>new Byte((byte) 1)</text:p>
      <text:p text:style-name="P4">short <text:s text:c="2"/><text:tab/><text:tab/>Short <text:s text:c="2"/><text:tab/><text:tab/>new Short((short) 1)</text:p>
      <text:p text:style-name="P4">int <text:s text:c="2"/><text:tab/><text:tab/>Integer <text:s text:c="2"/><text:tab/>new Integer(1) </text:p>
      <text:p text:style-name="P4">long <text:tab/><text:tab/>Long <text:tab/><text:tab/>new Long(1)</text:p>
      <text:p text:style-name="P4">float <text:tab/><text:tab/>Float <text:tab/><text:tab/>new Float(1.0)</text:p>
      <text:p text:style-name="P4">double <text:tab/>Double <text:tab/>new Double(1.0)</text:p>
      <text:p text:style-name="P4">char <text:tab/><text:tab/>Character <text:tab/>new Character('c')</text:p>
      <text:p text:style-name="P4"/>
      <text:p text:style-name="P3">Generic bounds</text:p>
      <text:p text:style-name="P4">Unbounded wildcard <text:tab/><text:tab/><text:tab/>? <text:tab/><text:tab/><text:tab/>List&lt;?&gt; list;</text:p>
      <text:p text:style-name="P4">Wildcard with an upper bound<text:tab/>? extends type <text:tab/>List&lt;? extends Exception&gt; list</text:p>
      <text:p text:style-name="P4">Wildcard with a lower bound <text:tab/>? super type <text:tab/><text:tab/>List&lt;? super Exception&gt; list</text:p>
      <text:p text:style-name="P4"/>
      <text:p text:style-name="P3">Comparable <text:span text:style-name="T2">java.lang</text:span></text:p>
      <text:p text:style-name="P4">public interface Comparable&lt;T&gt; { </text:p>
      <text:p text:style-name="P4"><text:s text:c="4"/>public int compareTo(T o); </text:p>
      <text:p text:style-name="P4">} </text:p>
      <text:p text:style-name="P4"/>
      <text:p text:style-name="P3"><text:soft-page-break/>Comparator<text:span text:style-name="T2"> java.util</text:span></text:p>
      <text:p text:style-name="P4">Comparator&lt;T&gt;</text:p>
      <text:p text:style-name="P4">compare(T o1, T o2)</text:p>
      <text:p text:style-name="P4">examples:</text:p>
      <text:p text:style-name="P4">Collections.sort(collection, comparator)</text:p>
      <text:p text:style-name="P4">Collections.binarySearch(collection, element, comparator)</text:p>
      <text:p text:style-name="P4">new TreeSet&lt;&gt;(new Comparator&lt;T&gt;() {implementation})</text:p>
      <text:p text:style-name="P4"/>
      <text:p text:style-name="P3">:: operator</text:p>
      <text:p text:style-name="P4">Static methods </text:p>
      <text:p text:style-name="P4">Instance methods on a particular instance </text:p>
      <text:p text:style-name="P4">Instance methods on an instance to be determined at runtime </text:p>
      <text:p text:style-name="P4">Constructors </text:p>
      <text:p text:style-name="P4"/>
      <text:p text:style-name="P1">Chapter 4</text:p>
      <text:p text:style-name="P3"/>
      <text:p text:style-name="P3">Built-In Functional Interfaces</text:p>
      <text:p text:style-name="P4">Functional Interfaces <text:tab/><text:tab/># Parameters <text:tab/>Return Type <text:tab/>Single Abstract Method</text:p>
      <text:p text:style-name="P4">Supplier&lt;T&gt; <text:tab/><text:tab/><text:tab/>0 <text:tab/><text:tab/>T <text:tab/><text:tab/>get</text:p>
      <text:p text:style-name="P4">Consumer&lt;T&gt; <text:tab/><text:tab/>1 (T) <text:tab/><text:tab/>void <text:tab/><text:tab/>accept</text:p>
      <text:p text:style-name="P4">BiConsumer&lt;T, U&gt; <text:tab/><text:tab/>2 (T, U) <text:tab/>void <text:tab/><text:tab/>accept</text:p>
      <text:p text:style-name="P4">Predicate&lt;T&gt; <text:tab/><text:tab/><text:tab/>1 (T) <text:tab/><text:tab/>boolean <text:tab/>test</text:p>
      <text:p text:style-name="P4">BiPredicate&lt;T, U&gt; <text:tab/><text:tab/>2 (T, U) <text:tab/>boolean <text:tab/>test</text:p>
      <text:p text:style-name="P4">Function&lt;T, R&gt; <text:tab/><text:tab/>1 (T) <text:tab/><text:tab/>R <text:tab/><text:tab/>apply</text:p>
      <text:p text:style-name="P4">BiFunction&lt;T, U, R&gt; <text:tab/><text:tab/>2 (T, U) <text:tab/>R <text:tab/><text:tab/>apply</text:p>
      <text:p text:style-name="P4">UnaryOperator&lt;T&gt; <text:tab/><text:tab/>1 (T) <text:tab/><text:tab/>T <text:tab/><text:tab/>apply</text:p>
      <text:p text:style-name="P4">BinaryOperator&lt;T&gt; <text:tab/><text:tab/>2 (T, T) <text:tab/>T <text:tab/><text:tab/>apply</text:p>
      <text:p text:style-name="P4"/>
      <text:p text:style-name="P3">Optional&lt;T&gt;</text:p>
      <text:p text:style-name="P4">Instance Method <text:tab/><text:tab/>When OptionalIs Empty <text:tab/><text:tab/><text:tab/>When Optional Contains a Value</text:p>
      <text:p text:style-name="P4">get() <text:tab/><text:tab/><text:tab/><text:tab/>Throws an exception <text:tab/><text:tab/><text:tab/><text:tab/><text:tab/>Returns value</text:p>
      <text:p text:style-name="P4">ifPresent(Consumer c) <text:tab/>Does nothing <text:tab/><text:tab/><text:tab/><text:tab/><text:tab/><text:tab/>Calls Consumer c with value</text:p>
      <text:p text:style-name="P4">isPresent() <text:tab/><text:tab/><text:tab/>Returns false <text:tab/><text:tab/><text:tab/><text:tab/><text:tab/><text:tab/>Returns true</text:p>
      <text:p text:style-name="P4">orElse(T other) <text:tab/><text:tab/>Returns other parameter <text:tab/><text:tab/><text:tab/><text:tab/>Returns value</text:p>
      <text:p text:style-name="P4">orElseGet(Supplier s) <text:tab/>Returns result of calling Supplier <text:tab/><text:tab/><text:tab/>Returns value</text:p>
      <text:p text:style-name="P4">orElseThrow(Supplier s) <text:tab/>Throws exception created by calling Supplier <text:tab/>Returns value</text:p>
      <text:p text:style-name="P4"/>
      <text:p text:style-name="P4">Static Method</text:p>
      <text:p text:style-name="P4">Optional.empty()</text:p>
      <text:p text:style-name="P4">Optional.of(value)</text:p>
      <text:p text:style-name="P4"/>
      <text:p text:style-name="P3">Streams</text:p>
      <text:p text:style-name="P4">Scenario <text:tab/><text:tab/><text:tab/><text:tab/><text:tab/>For Intermediate Operations? <text:tab/>For Terminal Operations?</text:p>
      <text:p text:style-name="P4">Required part of a useful pipeline? <text:tab/><text:tab/>No <text:tab/><text:tab/><text:tab/><text:tab/><text:tab/>Yes</text:p>
      <text:p text:style-name="P4">Can exist multiple times in a pipeline? <text:tab/>Yes <text:tab/><text:tab/><text:tab/><text:tab/><text:tab/>No</text:p>
      <text:p text:style-name="P4">Return type is a stream type? <text:tab/><text:tab/>Yes <text:tab/><text:tab/><text:tab/><text:tab/><text:tab/>No</text:p>
      <text:p text:style-name="P4">Executed upon method call? <text:tab/><text:tab/><text:tab/>No <text:tab/><text:tab/><text:tab/><text:tab/><text:tab/>Yes</text:p>
      <text:p text:style-name="P4">Stream valid after call? <text:tab/><text:tab/><text:tab/>Yes <text:tab/><text:tab/><text:tab/><text:tab/><text:tab/>No</text:p>
      <text:p text:style-name="P4"/>
      <text:p text:style-name="P3">Terminal operations</text:p>
      <text:p text:style-name="P3"><text:span text:style-name="T2">Method <text:tab/><text:tab/><text:tab/><text:tab/>What Happens for Infinite Streams <text:tab/>Return <text:tab/>Value Reduction</text:span></text:p>
      <text:p text:style-name="P3"><text:span text:style-name="T2">allMatch()/anyMatch()/noneMatch() Sometimes terminates <text:tab/><text:tab/>boolean <text:tab/>No</text:span></text:p>
      <text:p text:style-name="P3"><text:span text:style-name="T2">collect() <text:tab/><text:tab/><text:tab/><text:tab/>Does not terminate <text:tab/><text:tab/><text:tab/>Varies <text:tab/><text:tab/>Yes</text:span></text:p>
      <text:p text:style-name="P3"><text:span text:style-name="T2">count() <text:tab/><text:tab/><text:tab/><text:tab/>Does not terminate <text:tab/><text:tab/><text:tab/>long <text:tab/><text:tab/>Yes</text:span></text:p>
      <text:p text:style-name="P3"><text:span text:style-name="T2">findAny()/findFirst()<text:tab/><text:tab/><text:tab/>Terminates <text:tab/><text:tab/><text:tab/><text:tab/>Optional&lt;T&gt; <text:tab/>No</text:span></text:p>
      <text:p text:style-name="P3"><text:span text:style-name="T2">forEach() <text:tab/><text:tab/><text:tab/><text:tab/>Does not terminate <text:tab/><text:tab/><text:tab/>void <text:tab/><text:tab/>No</text:span></text:p>
      <text:p text:style-name="P3"><text:soft-page-break/><text:span text:style-name="T2">min()/max() <text:tab/><text:tab/><text:tab/><text:tab/>Does not terminate <text:tab/><text:tab/><text:tab/>Optional&lt;T&gt; <text:tab/>Yes</text:span></text:p>
      <text:p text:style-name="P3"><text:span text:style-name="T2">reduce() <text:tab/><text:tab/><text:tab/><text:tab/>Does not terminate <text:tab/><text:tab/><text:tab/>Varies <text:tab/><text:tab/>Y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2T23:10:59.61</meta:creation-date>
    <meta:generator>OpenOffice/4.1.2$Win32 OpenOffice.org_project/412m3$Build-9782</meta:generator>
    <dc:date>2017-07-20T22:54:36.84</dc:date>
    <meta:editing-duration>PT23H29S</meta:editing-duration>
    <meta:editing-cycles>44</meta:editing-cycles>
    <meta:document-statistic meta:table-count="0" meta:image-count="0" meta:object-count="0" meta:page-count="5" meta:paragraph-count="184" meta:word-count="1315" meta:character-count="9007"/>
  </office:meta>
</office:document-meta>
</file>